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3.08mm"/>
    </style:style>
    <style:style style:name="gr3" style:family="graphic">
      <style:graphic-properties draw:stroke="none" svg:stroke-color="#000000" draw:fill="none" draw:fill-color="#ffffff" fo:min-height="5.27mm"/>
    </style:style>
    <style:style style:name="gr4" style:family="graphic">
      <style:graphic-properties draw:stroke="none" svg:stroke-color="#000000" draw:fill="none" draw:fill-color="#ffffff" fo:min-height="3.16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5.95mm" svg:y="1mm">
            <draw:object draw:notify-on-update-of-ranges="Sheet1.A1:Sheet1.A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12mm" svg:height="103.26mm" svg:x="45.45mm" svg:y="24.39mm">
            <draw:object draw:notify-on-update-of-ranges="Sheet1.B5:Sheet1.D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2" svg:width="13.68mm" svg:height="3.86mm" svg:x="168.14mm" svg:y="106.8mm">
            <draw:text-box>
              <text:p>Berlin</text:p>
            </draw:text-box>
          </draw:frame>
          <draw:frame draw:z-index="3" draw:style-name="gr3" draw:text-style-name="P2" svg:width="23.48mm" svg:height="5.27mm" svg:x="116.77mm" svg:y="106.87mm">
            <draw:text-box>
              <text:p>Singapore</text:p>
            </draw:text-box>
          </draw:frame>
          <draw:frame draw:z-index="4" draw:style-name="gr4" draw:text-style-name="P2" svg:width="24.09mm" svg:height="3.86mm" svg:x="72.98mm" svg:y="107.77mm">
            <draw:text-box>
              <text:p>Brisbane</text:p>
            </draw:text-box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distance(km)</text:p>
          </table:table-cell>
          <table:table-cell office:value-type="float" office:value="730.3" calcext:value-type="float">
            <text:p>730.3</text:p>
          </table:table-cell>
          <table:table-cell office:value-type="float" office:value="6310" calcext:value-type="float">
            <text:p>6310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1">
          <table:table-cell office:value-type="string" calcext:value-type="string">
            <text:p>minimum delay(ms)</text:p>
          </table:table-cell>
          <table:table-cell office:value-type="float" office:value="16.627" calcext:value-type="float">
            <text:p>16.627</text:p>
          </table:table-cell>
          <table:table-cell office:value-type="float" office:value="140.074" calcext:value-type="float">
            <text:p>140.074</text:p>
          </table:table-cell>
          <table:table-cell office:value-type="float" office:value="297.539" calcext:value-type="float">
            <text:p>297.539</text:p>
          </table:table-cell>
        </table:table-row>
        <table:table-row table:style-name="ro1">
          <table:table-cell office:value-type="string" calcext:value-type="string">
            <text:p>shortest possible time(ms)</text:p>
          </table:table-cell>
          <table:table-cell table:formula="of:=[.B2]/300" office:value-type="float" office:value="2.43433333333333" calcext:value-type="float">
            <text:p>2.43433333333333</text:p>
          </table:table-cell>
          <table:table-cell table:formula="of:=[.C2]/300" office:value-type="float" office:value="21.0333333333333" calcext:value-type="float">
            <text:p>21.0333333333333</text:p>
          </table:table-cell>
          <table:table-cell table:formula="of:=[.D2]/300" office:value-type="float" office:value="53.6666666666667" calcext:value-type="float">
            <text:p>53.6666666666667</text:p>
          </table:table-cell>
        </table:table-row>
        <table:table-row table:style-name="ro1">
          <table:table-cell office:value-type="string" calcext:value-type="string">
            <text:p>ratio</text:p>
          </table:table-cell>
          <table:table-cell table:formula="of:=[.B3]/[.B4]" office:value-type="float" office:value="6.83020676434342" calcext:value-type="float">
            <text:p>6.83020676434342</text:p>
          </table:table-cell>
          <table:table-cell table:formula="of:=[.C3]/[.C4]" office:value-type="float" office:value="6.65961965134707" calcext:value-type="float">
            <text:p>6.65961965134707</text:p>
          </table:table-cell>
          <table:table-cell table:formula="of:=[.D3]/[.D4]" office:value-type="float" office:value="5.5442049689441" calcext:value-type="float">
            <text:p>5.54420496894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5:54:01.450772166</meta:creation-date>
    <dc:date>2018-08-01T16:12:05.835110631</dc:date>
    <meta:editing-duration>PT6M14S</meta:editing-duration>
    <meta:editing-cycles>1</meta:editing-cycles>
    <meta:document-statistic meta:table-count="1" meta:cell-count="20" meta:object-count="5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y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table:cell-range-address="Sheet1.A1:Sheet1.A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y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13cm" svg:height="10.327cm" xlink:href=".." xlink:type="simple" chart:class="chart:scatter" chart:style-name="ch1">
        <chart:legend svg:x="15.813cm" svg:y="5.008cm" style:legend-expansion="custom" chartooo:width="1.206cm" chartooo:height="0.519cm" style:legend-expansion-aspect-ratio="2.32369942196532" chart:style-name="ch2"/>
        <chart:plot-area chart:style-name="ch3" table:cell-range-address="Sheet1.B5:Sheet1.D5" chart:data-source-has-labels="row" svg:x="0.999cm" svg:y="0.61cm" svg:width="14.114cm" svg:height="8.331cm">
          <chartooo:coordinate-region svg:x="1.435cm" svg:y="0.77cm" svg:width="13.678cm" svg:height="8.012cm"/>
          <chart:axis chart:dimension="x" chart:name="primary-x" chart:style-name="ch4"/>
          <chart:axis chart:dimension="y" chart:name="primary-y" chart:style-name="ch5">
            <chart:title svg:x="0.127cm" svg:y="5.15cm" chart:style-name="ch6">
              <text:p>ratio</text:p>
            </chart:title>
            <chart:grid chart:style-name="ch7" chart:class="major"/>
          </chart:axis>
          <chart:series chart:style-name="ch8" chart:values-cell-range-address="Sheet1.B5:Sheet1.D5" loext:label-string="ratio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83020676434342">
                <text:p>6.83020676434342</text:p>
                <draw:g>
                  <svg:desc>Sheet1.B5:Shee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5961965134707">
                <text:p>6.65961965134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442049689441">
                <text:p>5.54420496894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